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caca" draw:textarea-horizontal-align="justify" draw:textarea-vertical-align="middle" draw:auto-grow-height="false" fo:min-height="0.899cm" fo:min-width="24.89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81cm" fo:min-width="0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5cm" fo:min-width="0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loext:graphic-properties draw:fill="solid" draw:fill-color="#00caca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 fo:font-style="italic" style:font-style-asian="italic" style:font-style-complex="italic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position="33% 58%" fo:font-size="12pt" style:font-size-asian="12pt" style:font-size-complex="12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8pt" fo:font-style="normal" style:font-size-asian="8pt" style:font-style-asian="normal" style:font-size-complex="8pt" style:font-style-complex="normal"/>
    </style:style>
    <style:style style:name="T6" style:family="text"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draw:layer="layout" svg:width="27.2cm" svg:height="2cm" svg:x="0.4cm" svg:y="6.1cm">
          <text:p/>
          <draw:enhanced-geometry svg:viewBox="0 0 21600 21600" draw:text-areas="0 ?f0 ?f5 ?f2" draw:type="right-arrow" draw:modifiers="19105.7681702879 4598.50074962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526cm" svg:height="0.962cm" svg:x="12.2cm" svg:y="6.638cm">
          <draw:text-box>
            <text:p text:style-name="P2">XIX</text:p>
          </draw:text-box>
        </draw:frame>
        <draw:frame draw:style-name="gr2" draw:text-style-name="P3" draw:layer="layout" svg:width="15.53cm" svg:height="1.199cm" svg:x="7.3cm" svg:y="0.3cm">
          <draw:text-box>
            <text:p text:style-name="P2"><text:span text:style-name="T1">In </text:span><text:span text:style-name="T1">th</text:span><text:span text:style-name="T1">e </text:span><text:span text:style-name="T1">XI</text:span><text:span text:style-name="T1">X</text:span><text:span text:style-name="T2">th </text:span><text:span text:style-name="T1">ce</text:span><text:span text:style-name="T1">nt</text:span><text:span text:style-name="T1">ur</text:span><text:span text:style-name="T1">y, </text:span><text:span text:style-name="T1">ex</text:span><text:span text:style-name="T1">pe</text:span><text:span text:style-name="T1">ri</text:span><text:span text:style-name="T1">m</text:span><text:span text:style-name="T1">en</text:span><text:span text:style-name="T1">ts </text:span><text:span text:style-name="T1">w</text:span><text:span text:style-name="T1">er</text:span><text:span text:style-name="T1">e </text:span><text:span text:style-name="T1">idi</text:span><text:span text:style-name="T1">os</text:span><text:span text:style-name="T1">yn</text:span><text:span text:style-name="T1">cr</text:span><text:span text:style-name="T1">ati</text:span><text:span text:style-name="T1">c </text:span><text:span text:style-name="T1">to </text:span><text:span text:style-name="T1">ea</text:span><text:span text:style-name="T1">ch </text:span><text:span text:style-name="T1">sci</text:span><text:span text:style-name="T1">en</text:span><text:span text:style-name="T1">tist</text:span><text:span text:style-name="T1">.</text:span></text:p>
            <text:p text:style-name="P2"><text:span text:style-name="T1">Sc</text:span><text:span text:style-name="T1">ie</text:span><text:span text:style-name="T1">nc</text:span><text:span text:style-name="T1">e </text:span><text:span text:style-name="T1">is </text:span><text:span text:style-name="T1">ta</text:span><text:span text:style-name="T1">ug</text:span><text:span text:style-name="T1">ht </text:span><text:span text:style-name="T1">as </text:span><text:span text:style-name="T1">a </text:span><text:span text:style-name="T1">m</text:span><text:span text:style-name="T1">ea</text:span><text:span text:style-name="T1">su</text:span><text:span text:style-name="T1">re</text:span><text:span text:style-name="T1">m</text:span><text:span text:style-name="T1">en</text:span><text:span text:style-name="T1">t </text:span><text:span text:style-name="T1">wit</text:span><text:span text:style-name="T1">ho</text:span><text:span text:style-name="T1">ut </text:span><text:span text:style-name="T1">m</text:span><text:span text:style-name="T1">en</text:span><text:span text:style-name="T1">tio</text:span><text:span text:style-name="T1">ni</text:span><text:span text:style-name="T1">ng </text:span><text:span text:style-name="T1">de</text:span><text:span text:style-name="T1">gr</text:span><text:span text:style-name="T1">ee </text:span><text:span text:style-name="T1">of </text:span><text:span text:style-name="T1">ra</text:span><text:span text:style-name="T1">nd</text:span><text:span text:style-name="T1">o</text:span><text:span text:style-name="T1">m</text:span><text:span text:style-name="T1">ne</text:span><text:span text:style-name="T1">ss.</text:span></text:p>
          </draw:text-box>
        </draw:frame>
        <draw:frame draw:style-name="gr2" draw:text-style-name="P3" draw:layer="layout" svg:width="1.044cm" svg:height="0.526cm" svg:x="21.893cm" svg:y="6.9cm">
          <draw:text-box>
            <text:p text:style-name="P2"><text:span text:style-name="T3">1880</text:span></text:p>
          </draw:text-box>
        </draw:frame>
        <draw:line draw:style-name="gr3" draw:text-style-name="P4" draw:layer="layout" svg:x1="22.4cm" svg:y1="7.001cm" svg:x2="22.4cm" svg:y2="4.201cm">
          <text:p/>
        </draw:line>
        <draw:frame draw:style-name="gr4" draw:text-style-name="P5" draw:layer="layout" svg:width="3.799cm" svg:height="2.795cm" svg:x="20.601cm" svg:y="1.401cm">
          <draw:text-box>
            <text:p text:style-name="P2"><text:span text:style-name="T4">The </text:span><text:span text:style-name="T4">Gra</text:span><text:span text:style-name="T4">mm</text:span><text:span text:style-name="T4">ar </text:span><text:span text:style-name="T4">of </text:span><text:span text:style-name="T4">Sci</text:span><text:span text:style-name="T4">enc</text:span><text:span text:style-name="T4">e </text:span><text:span text:style-name="T5">(Ka</text:span><text:span text:style-name="T5">rl </text:span><text:span text:style-name="T5">Pea</text:span><text:span text:style-name="T5">rso</text:span><text:span text:style-name="T5">n):</text:span></text:p>
            <text:p text:style-name="P2"><text:span text:style-name="T5">Unt</text:span><text:span text:style-name="T5">ech</text:span><text:span text:style-name="T5">nica</text:span><text:span text:style-name="T5">l </text:span><text:span text:style-name="T5">boo</text:span><text:span text:style-name="T5">k </text:span><text:span text:style-name="T5">abo</text:span><text:span text:style-name="T5">ut </text:span><text:span text:style-name="T5">the </text:span><text:span text:style-name="T5">nat</text:span><text:span text:style-name="T5">ure </text:span><text:span text:style-name="T5">of </text:span><text:span text:style-name="T5">mat</text:span><text:span text:style-name="T5">he</text:span><text:span text:style-name="T5">mati</text:span><text:span text:style-name="T5">cal </text:span><text:span text:style-name="T5">mo</text:span><text:span text:style-name="T5">deli</text:span><text:span text:style-name="T5">ng. </text:span><text:span text:style-name="T5">Per</text:span><text:span text:style-name="T5">son </text:span><text:span text:style-name="T5">pre</text:span><text:span text:style-name="T5">sen</text:span><text:span text:style-name="T5">ts </text:span><text:span text:style-name="T5">four </text:span><text:span text:style-name="T5">par</text:span><text:span text:style-name="T5">am</text:span><text:span text:style-name="T5">eter</text:span><text:span text:style-name="T5">s to </text:span><text:span text:style-name="T5">iden</text:span><text:span text:style-name="T5">tify </text:span><text:span text:style-name="T5">a </text:span><text:span text:style-name="T5">dist</text:span><text:span text:style-name="T5">ribu</text:span><text:span text:style-name="T5">tion </text:span><text:span text:style-name="T5">(mo</text:span><text:span text:style-name="T5">me</text:span><text:span text:style-name="T5">nts)</text:span><text:span text:style-name="T5">.</text:span></text:p>
          </draw:text-box>
        </draw:frame>
        <draw:frame draw:style-name="gr4" draw:text-style-name="P5" draw:layer="layout" svg:width="3.799cm" svg:height="2.159cm" svg:x="21.502cm" svg:y="10.502cm">
          <draw:text-box>
            <text:p text:style-name="P2"><text:span text:style-name="T4">Reg</text:span><text:span text:style-name="T4">res</text:span><text:span text:style-name="T4">sion </text:span><text:span text:style-name="T4">Tow</text:span><text:span text:style-name="T4">ard</text:span><text:span text:style-name="T4">s </text:span><text:span text:style-name="T4">Me</text:span><text:span text:style-name="T4">dioc</text:span><text:span text:style-name="T4">rity </text:span><text:span text:style-name="T4">in </text:span><text:span text:style-name="T4">Her</text:span><text:span text:style-name="T4">edit</text:span><text:span text:style-name="T4">ary </text:span><text:span text:style-name="T4">Stat</text:span><text:span text:style-name="T4">ure </text:span><text:span text:style-name="T5">(Fr</text:span><text:span text:style-name="T5">anci</text:span><text:span text:style-name="T5">s </text:span><text:span text:style-name="T5">Galt</text:span><text:span text:style-name="T5">on):</text:span></text:p>
            <text:p text:style-name="P2"><text:span text:style-name="T5">Inv</text:span><text:span text:style-name="T5">enti</text:span><text:span text:style-name="T5">on </text:span><text:span text:style-name="T5">of </text:span><text:span text:style-name="T5">regr</text:span><text:span text:style-name="T5">essi</text:span><text:span text:style-name="T5">on </text:span><text:span text:style-name="T5">to </text:span><text:span text:style-name="T5">the </text:span><text:span text:style-name="T5">me</text:span><text:span text:style-name="T5">an </text:span><text:span text:style-name="T5">and </text:span><text:span text:style-name="T5">corr</text:span><text:span text:style-name="T5">elati</text:span><text:span text:style-name="T5">on </text:span><text:span text:style-name="T5">coe</text:span><text:span text:style-name="T5">ffici</text:span><text:span text:style-name="T5">ent.</text:span></text:p>
          </draw:text-box>
        </draw:frame>
        <draw:frame draw:style-name="gr2" draw:text-style-name="P3" draw:layer="layout" svg:width="1.044cm" svg:height="0.526cm" svg:x="22.593cm" svg:y="6.9cm">
          <draw:text-box>
            <text:p text:style-name="P2"><text:span text:style-name="T3">1886</text:span></text:p>
          </draw:text-box>
        </draw:frame>
        <draw:line draw:style-name="gr3" draw:text-style-name="P4" draw:layer="layout" svg:x1="23.1cm" svg:y1="7.4cm" svg:x2="23.1cm" svg:y2="10.398cm">
          <text:p/>
        </draw:line>
        <draw:frame draw:style-name="gr2" draw:text-style-name="P3" draw:layer="layout" svg:width="1.044cm" svg:height="0.526cm" svg:x="3.693cm" svg:y="6.9cm">
          <draw:text-box>
            <text:p text:style-name="P2"><text:span text:style-name="T3">1820</text:span></text:p>
          </draw:text-box>
        </draw:frame>
        <draw:line draw:style-name="gr3" draw:text-style-name="P4" draw:layer="layout" svg:x1="4.2cm" svg:y1="7.002cm" svg:x2="4.2cm" svg:y2="4.202cm">
          <text:p/>
        </draw:line>
        <draw:frame draw:style-name="gr5" draw:text-style-name="P5" draw:layer="layout" svg:width="4.098cm" svg:height="1.841cm" svg:x="2.202cm" svg:y="2.702cm">
          <draw:text-box>
            <text:p text:style-name="P2"><text:span text:style-name="T5">Lapl</text:span><text:span text:style-name="T5">ace </text:span><text:span text:style-name="T5">des</text:span><text:span text:style-name="T5">crib</text:span><text:span text:style-name="T5">es </text:span><text:span text:style-name="T5">the </text:span><text:span text:style-name="T5">first </text:span><text:span text:style-name="T5">pro</text:span><text:span text:style-name="T5">babi</text:span><text:span text:style-name="T5">lity </text:span><text:span text:style-name="T5">dist</text:span><text:span text:style-name="T5">ribu</text:span><text:span text:style-name="T5">tion: </text:span><text:span text:style-name="T5">the </text:span><text:span text:style-name="T5">erro</text:span><text:span text:style-name="T5">r </text:span><text:span text:style-name="T5">dist</text:span><text:span text:style-name="T5">ribu</text:span><text:span text:style-name="T5">tion </text:span><text:span text:style-name="T5">(= </text:span><text:span text:style-name="T5">nor</text:span><text:span text:style-name="T5">mal </text:span><text:span text:style-name="T5">dist</text:span><text:span text:style-name="T5">ribu</text:span><text:span text:style-name="T5">tion</text:span><text:span text:style-name="T5">)</text:span></text:p>
          </draw:text-box>
        </draw:frame>
        <draw:frame draw:style-name="gr2" draw:text-style-name="P3" draw:layer="layout" svg:width="1.044cm" svg:height="0.526cm" svg:x="14.093cm" svg:y="6.9cm">
          <draw:text-box>
            <text:p text:style-name="P2"><text:span text:style-name="T3">1859</text:span></text:p>
          </draw:text-box>
        </draw:frame>
        <draw:frame draw:style-name="gr2" draw:text-style-name="P3" draw:layer="layout" svg:width="1.044cm" svg:height="0.526cm" svg:x="21.893cm" svg:y="6.9cm">
          <draw:text-box>
            <text:p text:style-name="P2"><text:span text:style-name="T3">1880</text:span></text:p>
          </draw:text-box>
        </draw:frame>
        <draw:frame draw:style-name="gr6" draw:text-style-name="P5" draw:layer="layout" svg:width="6.698cm" svg:height="3.431cm" svg:x="11.902cm" svg:y="1.502cm">
          <draw:text-box>
            <text:p text:style-name="P2"><text:span text:style-name="T4">On </text:span><text:span text:style-name="T4">the </text:span><text:span text:style-name="T4">Ori</text:span><text:span text:style-name="T4">gin </text:span><text:span text:style-name="T4">of </text:span><text:span text:style-name="T4">Spe</text:span><text:span text:style-name="T4">cies </text:span><text:span text:style-name="T5">(Ch</text:span><text:span text:style-name="T5">arle</text:span><text:span text:style-name="T5">s </text:span><text:span text:style-name="T5">Dar</text:span><text:span text:style-name="T5">win)</text:span><text:span text:style-name="T5">: </text:span><text:span text:style-name="T5">the</text:span><text:span text:style-name="T5">ory </text:span><text:span text:style-name="T5">of </text:span><text:span text:style-name="T5">evol</text:span><text:span text:style-name="T5">utio</text:span><text:span text:style-name="T5">n. </text:span><text:span text:style-name="T5">Dar</text:span><text:span text:style-name="T5">win’</text:span><text:span text:style-name="T5">s </text:span><text:span text:style-name="T5">the</text:span><text:span text:style-name="T5">ory </text:span><text:span text:style-name="T5">pos</text:span><text:span text:style-name="T5">tulat</text:span><text:span text:style-name="T5">es </text:span><text:span text:style-name="T5">that </text:span><text:span text:style-name="T5">life </text:span><text:span text:style-name="T5">for</text:span><text:span text:style-name="T5">ms </text:span><text:span text:style-name="T5">cha</text:span><text:span text:style-name="T5">nge</text:span><text:span text:style-name="T5">s in </text:span><text:span text:style-name="T5">res</text:span><text:span text:style-name="T5">pon</text:span><text:span text:style-name="T5">se </text:span><text:span text:style-name="T5">to </text:span><text:span text:style-name="T5">envi</text:span><text:span text:style-name="T5">ron</text:span><text:span text:style-name="T5">me</text:span><text:span text:style-name="T5">nt </text:span><text:span text:style-name="T5">(« s</text:span><text:span text:style-name="T5">urvi</text:span><text:span text:style-name="T5">val </text:span><text:span text:style-name="T5">of </text:span><text:span text:style-name="T5">the </text:span><text:span text:style-name="T5">fitte</text:span><text:span text:style-name="T5">st »</text:span><text:span text:style-name="T5">). </text:span><text:span text:style-name="T5">Cha</text:span><text:span text:style-name="T5">ngin</text:span><text:span text:style-name="T5">g </text:span><text:span text:style-name="T5">envi</text:span><text:span text:style-name="T5">ron</text:span><text:span text:style-name="T5">em</text:span><text:span text:style-name="T5">ent</text:span><text:span text:style-name="T5">s </text:span><text:span text:style-name="T5">are </text:span><text:span text:style-name="T5">res</text:span><text:span text:style-name="T5">pon</text:span><text:span text:style-name="T5">sibl</text:span><text:span text:style-name="T5">e </text:span><text:span text:style-name="T5">for </text:span><text:span text:style-name="T6">ran</text:span><text:span text:style-name="T6">do</text:span><text:span text:style-name="T6">m</text:span><text:span text:style-name="T5"> </text:span><text:span text:style-name="T5">cha</text:span><text:span text:style-name="T5">nge</text:span><text:span text:style-name="T5">s. </text:span><text:span text:style-name="T5">Pro</text:span><text:span text:style-name="T5">ble</text:span><text:span text:style-name="T5">m: </text:span><text:span text:style-name="T5">all </text:span><text:span text:style-name="T5">his </text:span><text:span text:style-name="T5">the</text:span><text:span text:style-name="T5">ory </text:span><text:span text:style-name="T5">is </text:span><text:span text:style-name="T5">pro</text:span><text:span text:style-name="T5">ved </text:span><text:span text:style-name="T5">by </text:span><text:span text:style-name="T5">exa</text:span><text:span text:style-name="T5">mpl</text:span><text:span text:style-name="T5">es </text:span><text:span text:style-name="T5">only </text:span><text:span text:style-name="T5">(« F</text:span><text:span text:style-name="T5">or </text:span><text:span text:style-name="T5">inst</text:span><text:span text:style-name="T5">anc</text:span><text:span text:style-name="T5">e is </text:span><text:span text:style-name="T5">no </text:span><text:span text:style-name="T5">pro</text:span><text:span text:style-name="T5">of »</text:span><text:span text:style-name="T5">). </text:span></text:p>
          </draw:text-box>
        </draw:frame>
        <draw:line draw:style-name="gr3" draw:text-style-name="P4" draw:layer="layout" svg:x1="14.6cm" svg:y1="7.002cm" svg:x2="14.6cm" svg:y2="4.202cm">
          <text:p/>
        </draw:lin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custom-shape draw:style-name="gr1" draw:text-style-name="P1" draw:layer="layout" svg:width="27.2cm" svg:height="2cm" svg:x="0.401cm" svg:y="6.101cm">
          <text:p/>
          <draw:enhanced-geometry svg:viewBox="0 0 21600 21600" draw:text-areas="0 ?f0 ?f5 ?f2" draw:type="right-arrow" draw:modifiers="19105.7681702879 4598.50074962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349cm" svg:height="0.962cm" svg:x="12.2cm" svg:y="6.638cm">
          <draw:text-box>
            <text:p text:style-name="P2">XX</text:p>
          </draw:text-box>
        </draw:frame>
        <draw:line draw:style-name="gr3" draw:text-style-name="P4" draw:layer="layout" svg:x1="8.1cm" svg:y1="7cm" svg:x2="8.1cm" svg:y2="4.2cm">
          <text:p/>
        </draw:line>
        <draw:frame draw:style-name="gr8" draw:text-style-name="P5" draw:layer="layout" svg:width="4.1cm" svg:height="2.159cm" svg:x="6.1cm" svg:y="2.1cm">
          <draw:text-box>
            <text:p text:style-name="P2"><text:span text:style-name="T4">The Design of </text:span><text:span text:style-name="T4">Experiments</text:span><text:span text:style-name="T5"> (Ronald </text:span><text:span text:style-name="T5">Fisher):</text:span></text:p>
            <text:p text:style-name="P2"><text:span text:style-name="T5">Any experiment should </text:span><text:span text:style-name="T5">have a mathematical </text:span><text:span text:style-name="T5">model.</text:span></text:p>
            <text:p text:style-name="P2"><text:span text:style-name="T5">General rules for good </text:span><text:span text:style-name="T5">design.</text:span></text:p>
          </draw:text-box>
        </draw:frame>
        <draw:frame draw:style-name="gr2" draw:text-style-name="P3" draw:layer="layout" svg:width="1.044cm" svg:height="0.526cm" svg:x="7.593cm" svg:y="6.9cm">
          <draw:text-box>
            <text:p text:style-name="P2"><text:span text:style-name="T3">1935</text:span></text:p>
          </draw:text-box>
        </draw:frame>
        <draw:frame draw:style-name="gr2" draw:text-style-name="P3" draw:layer="layout" svg:width="1.044cm" svg:height="0.526cm" svg:x="0.793cm" svg:y="6.9cm">
          <draw:text-box>
            <text:p text:style-name="P2"><text:span text:style-name="T3">1901</text:span></text:p>
          </draw:text-box>
        </draw:frame>
        <draw:line draw:style-name="gr3" draw:text-style-name="P4" draw:layer="layout" svg:x1="1.3cm" svg:y1="7.001cm" svg:x2="1.3cm" svg:y2="4.201cm">
          <text:p/>
        </draw:line>
        <draw:frame draw:style-name="gr9" draw:text-style-name="P5" draw:layer="layout" svg:width="4.2cm" svg:height="2.795cm" svg:x="0cm" svg:y="2.101cm">
          <draw:text-box>
            <text:p text:style-name="P2"><text:span text:style-name="T4">Biometrika</text:span><text:span text:style-name="T5"> (Pearson, </text:span><text:span text:style-name="T5">Galton, Weldon):</text:span></text:p>
            <text:p text:style-name="P2"><text:span text:style-name="T5">Rework of Darwin’s </text:span><text:span text:style-name="T5">theory. Demonstrate life </text:span><text:span text:style-name="T5">evolution with changing </text:span><text:span text:style-name="T5">distribution parameters.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1" draw:text-style-name="P1" draw:layer="layout" svg:width="27.2cm" svg:height="2cm" svg:x="0.401cm" svg:y="6.101cm">
          <text:p/>
          <draw:enhanced-geometry svg:viewBox="0 0 21600 21600" draw:text-areas="0 ?f0 ?f5 ?f2" draw:type="right-arrow" draw:modifiers="19105.7681702879 4598.500749625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7" draw:layer="layout" svg:width="1.526cm" svg:height="0.962cm" svg:x="12.2cm" svg:y="6.638cm">
          <draw:text-box>
            <text:p>XXI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2T12:54:31.223174824</meta:creation-date>
    <dc:date>2020-10-12T13:57:31.292076847</dc:date>
    <meta:editing-duration>PT30M37S</meta:editing-duration>
    <meta:editing-cycles>5</meta:editing-cycles>
    <meta:generator>LibreOffice/6.0.7.3$Linux_X86_64 LibreOffice_project/00m0$Build-3</meta:generator>
    <meta:document-statistic meta:object-count="53"/>
  </office:meta>
</office:document-meta>
</file>